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6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908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8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10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0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7.36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6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1.09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3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2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3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4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5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6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7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8" draw:text-style-name="P2" draw:layer="layout" svg:width="2.766cm" svg:height="0.471cm" svg:x="15.835cm" svg:y="8.664cm">
          <draw:text-box>
            <text:p text:style-name="P1"><text:span text:style-name="T1">Т.Н. Соловьёва</text:span></text:p>
          </draw:text-box>
        </draw:frame>
        <draw:frame draw:style-name="gr9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7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5.72cm" svg:height="0.017cm" svg:x="2.731cm" svg:y="9.09cm" svg:viewBox="0 0 5721 18" draw:points="0,18 5721,18 5721,0 0,0">
          <text:p/>
        </draw:polygon>
        <draw:polygon draw:style-name="gr11" draw:text-style-name="P4" draw:layer="layout" svg:width="4.975cm" svg:height="0.017cm" svg:x="8.955cm" svg:y="9.09cm" svg:viewBox="0 0 4976 18" draw:points="0,18 4976,18 4976,0 0,0">
          <text:p/>
        </draw:polygon>
        <draw:polygon draw:style-name="gr11" draw:text-style-name="P4" draw:layer="layout" svg:width="5.318cm" svg:height="0.017cm" svg:x="14.416cm" svg:y="9.09cm" svg:viewBox="0 0 5319 18" draw:points="0,18 5319,18 5319,0 0,0">
          <text:p/>
        </draw:polygon>
        <draw:frame draw:style-name="gr1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13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9.104cm" svg:height="0.547cm" svg:x="6.737cm" svg:y="11.71cm">
          <draw:text-box>
            <text:p text:style-name="P1"><text:span text:style-name="T3">ОТЧЕТ О ЛАБОРАТОРНОЙ РАБОТЕ №6</text:span></text:p>
          </draw:text-box>
        </draw:frame>
        <draw:frame draw:style-name="gr15" draw:text-style-name="P2" draw:layer="layout" svg:width="1.801cm" svg:height="0.471cm" svg:x="5.995cm" svg:y="16.361cm">
          <draw:text-box>
            <text:p text:style-name="P1"><text:span text:style-name="T1">по курсу: </text:span></text:p>
          </draw:text-box>
        </draw:frame>
        <draw:frame draw:style-name="gr16" draw:text-style-name="P6" draw:layer="layout" svg:width="8.676cm" svg:height="1.093cm" svg:x="7.794cm" svg:y="16.297cm">
          <draw:text-box>
            <text:p text:style-name="P1"><text:span text:style-name="T3">МИКРОКОНТРОЛЛЕРНЫЕ СИСТЕМЫ</text:span></text:p>
          </draw:text-box>
        </draw:frame>
        <draw:frame draw:style-name="gr7" draw:text-style-name="P2" draw:layer="layout" svg:width="0.422cm" svg:height="0.471cm" svg:x="11.935cm" svg:y="16.361cm">
          <draw:text-box>
            <text:p text:style-name="P1"><text:span text:style-name="T1"><text:s/></text:span></text:p>
          </draw:text-box>
        </draw:frame>
        <draw:frame draw:style-name="gr13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7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8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9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7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1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7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10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7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11" draw:text-style-name="P4" draw:layer="layout" svg:width="3.058cm" svg:height="0.017cm" svg:x="6.553cm" svg:y="21.314cm" svg:viewBox="0 0 3059 18" draw:points="0,18 3059,18 3059,0 0,0">
          <text:p/>
        </draw:polygon>
        <draw:polygon draw:style-name="gr11" draw:text-style-name="P4" draw:layer="layout" svg:width="4.657cm" svg:height="0.017cm" svg:x="10.026cm" svg:y="21.314cm" svg:viewBox="0 0 4658 18" draw:points="0,18 4658,18 4658,0 0,0">
          <text:p/>
        </draw:polygon>
        <draw:polygon draw:style-name="gr11" draw:text-style-name="P4" draw:layer="layout" svg:width="4.636cm" svg:height="0.017cm" svg:x="15.098cm" svg:y="21.314cm" svg:viewBox="0 0 4637 18" draw:points="0,18 4637,18 4637,0 0,0">
          <text:p/>
        </draw:polygon>
        <draw:frame draw:style-name="gr1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1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  <draw:frame draw:style-name="gr23" draw:text-style-name="P8" draw:layer="layout" svg:width="11.754cm" svg:height="1.093cm" svg:x="5.351cm" svg:y="13.032cm">
          <draw:text-box>
            <text:p text:style-name="P7"><text:span text:style-name="T3">РАЗРАБОТКА МИКРОКОНТРОЛЛЕРНОЙ СИСТЕМЫ С ИСПОЛЬЗОВАНИЕМ ТАЙМЕРОВ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5T16:23:47.655615784</dc:date>
    <meta:editing-duration>PT21M53S</meta:editing-duration>
    <meta:editing-cycles>18</meta:editing-cycles>
    <meta:generator>LibreOffice/7.6.4.1$Linux_X86_64 LibreOffice_project/60$Build-1</meta:generator>
    <meta:print-date>2024-02-25T16:23:37.351199227</meta:print-date>
    <meta:printed-by>PDF files</meta:printed-by>
    <meta:document-statistic meta:object-count="44"/>
  </office:meta>
</office:document-meta>
</file>